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BC000001585D6827F2B0B1C7C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Perpetua" fo:font-size="14pt" fo:font-weight="bold" officeooo:rsid="002f23ea" officeooo:paragraph-rsid="002f23e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Perpetua" fo:font-size="14pt" fo:font-weight="bold" officeooo:rsid="002e46d7" officeooo:paragraph-rsid="002e46d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Perpetua" fo:font-size="14pt" fo:font-weight="normal" officeooo:rsid="002c4fae" officeooo:paragraph-rsid="002c4fa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Perpetua" fo:font-size="10pt" fo:font-weight="normal" officeooo:rsid="002e46d7" officeooo:paragraph-rsid="002e46d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31fbd3" style:font-size-asian="40pt" style:font-weight-asian="bold" style:font-size-complex="40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Perpetua" fo:font-size="32pt" fo:font-weight="bold" officeooo:rsid="0031fbd3" officeooo:paragraph-rsid="0031fbd3" style:font-size-asian="32pt" style:font-weight-asian="bold" style:font-size-complex="32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style:font-name="Perpetua" fo:font-size="14pt" fo:font-weight="bold" officeooo:rsid="002c4fae" officeooo:paragraph-rsid="002c4fa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Perpetua" fo:font-size="14pt" fo:font-weight="normal" officeooo:rsid="002c4fae" officeooo:paragraph-rsid="002c4fa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Perpetua" fo:font-size="14pt" fo:font-weight="normal" officeooo:rsid="002c4fae" officeooo:paragraph-rsid="00337db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Perpetua" fo:font-size="14pt" officeooo:rsid="002c4fae" officeooo:paragraph-rsid="002c4fae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Perpetua" fo:font-size="14pt" officeooo:rsid="00337dbe" officeooo:paragraph-rsid="00337dbe" style:font-size-asian="14pt" style:font-size-complex="14pt"/>
    </style:style>
    <style:style style:name="T1" style:family="text">
      <style:text-properties officeooo:rsid="002e46d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2f23ea"/>
    </style:style>
    <style:style style:name="T4" style:family="text">
      <style:text-properties officeooo:rsid="00329144"/>
    </style:style>
    <style:style style:name="T5" style:family="text">
      <style:text-properties officeooo:rsid="00337db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337dbe"/>
    </style:style>
    <style:style style:name="T8" style:family="text">
      <style:text-properties style:text-underline-style="solid" style:text-underline-width="auto" style:text-underline-color="font-color" fo:font-weight="bold" officeooo:rsid="00337dbe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7dbe" style:font-weight-asian="bold" style:font-weight-complex="bold"/>
    </style:style>
    <style:style style:name="T11" style:family="text">
      <style:text-properties fo:color="#c9211e" style:text-underline-style="solid" style:text-underline-width="auto" style:text-underline-color="font-color" fo:font-weight="bold" officeooo:rsid="00337dbe" style:font-weight-asian="bold" style:font-weight-complex="bold"/>
    </style:style>
    <style:style style:name="T12" style:family="text">
      <style:text-properties fo:color="#b47804" style:text-underline-style="solid" style:text-underline-width="auto" style:text-underline-color="font-color" fo:font-weight="bold" officeooo:rsid="00337dbe" style:font-weight-asian="bold" style:font-weight-complex="bold"/>
    </style:style>
    <style:style style:name="T13" style:family="text">
      <style:text-properties fo:color="#f10d0c" style:text-underline-style="solid" style:text-underline-width="auto" style:text-underline-color="font-color" fo:font-weight="bold" officeooo:rsid="00337db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M ó d u l o 0<text:span text:style-name="T4">2a e 02b</text:span></text:p>
      <text:p text:style-name="P9">Exercício<text:span text:style-name="T4">s</text:span> para fixação</text:p>
      <text:p text:style-name="P10">Exercício<text:span text:style-name="T4">s</text:span> para fixação</text:p>
      <text:p text:style-name="P6"><text:span text:style-name="T4">1 – Criar dois projetos conforme segue abaixo:</text:span></text:p>
      <text:p text:style-name="P6"/>
      <text:p text:style-name="P12"><text:tab/><text:span text:style-name="T5">1.a – Usando o </text:span><text:span text:style-name="T8">Apache Camel e Apache </text:span><text:span text:style-name="T12">Kafka</text:span><text:span text:style-name="T5">, criar um projeto com:</text:span></text:p>
      <text:p text:style-name="P12"><text:span text:style-name="T5"><text:tab/><text:tab/>→ <text:s/>persistência de dados em uma tabela (estrutura abaixo) e</text:span></text:p>
      <text:p text:style-name="P12"><text:tab/><text:tab/>→<text:span text:style-name="T5"> timer de 2 em 2 segundos e ao final de 100.000 itens de um </text:span><text:span text:style-name="T12">tópico</text:span><text:span text:style-name="T5"> qualquer, </text:span></text:p>
      <text:p text:style-name="P12"><text:tab/><text:tab/><text:span text:style-name="T5">emitir o tempo gasto do processamento total dos itens;</text:span></text:p>
      <text:p text:style-name="P12"/>
      <text:p text:style-name="P12"><text:tab/><text:span text:style-name="T5">1.b – Usando o </text:span><text:span text:style-name="T8">Apache Camel e Apache </text:span><text:span text:style-name="T13">ActiveMQ</text:span><text:span text:style-name="T5">, criar um projeto com:</text:span></text:p>
      <text:p text:style-name="P12"><text:span text:style-name="T5"><text:tab/><text:tab/>→ <text:s/>persistência de dados em uma tabela (estrutura abaixo) e</text:span></text:p>
      <text:p text:style-name="P12"><text:tab/><text:tab/>→<text:span text:style-name="T5"> timer de 2 em 2 segundos e ao final de 100.000 itens de uma </text:span><text:span text:style-name="T13">fila</text:span><text:span text:style-name="T5"> qualquer, </text:span></text:p>
      <text:p text:style-name="P12"><text:tab/><text:tab/><text:span text:style-name="T5">emitir o tempo gasto do processamento total dos itens;</text:span></text:p>
      <text:p text:style-name="P13"><text:span text:style-name="T6"><text:tab/></text:span></text:p>
      <text:p text:style-name="P14"><text:span text:style-name="T6">tabela: <text:tab/></text:span><text:span text:style-name="T9">tbl_persistencia</text:span></text:p>
      <text:p text:style-name="P14"><text:span text:style-name="T6">atributos:<text:tab/></text:span></text:p>
      <text:p text:style-name="P14"><text:span text:style-name="T6"><text:tab/><text:tab/></text:span><text:span text:style-name="T9">id <text:tab/><text:tab/>serial,</text:span></text:p>
      <text:p text:style-name="P14"><text:span text:style-name="T9"><text:tab/><text:tab/>tempo <text:tab/>timestamp</text:span></text:p>
      <text:p text:style-name="P14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1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5:34:55.691000000</dc:date>
    <meta:editing-duration>PT18H56M10S</meta:editing-duration>
    <meta:editing-cycles>43</meta:editing-cycles>
    <meta:document-statistic meta:table-count="0" meta:image-count="1" meta:object-count="0" meta:page-count="2" meta:paragraph-count="20" meta:word-count="138" meta:character-count="832" meta:non-whitespace-character-count="678"/>
  </office:meta>
</office:document-meta>
</file>